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5pt" fo:language="en" fo:country="GB" style:text-underline-style="solid" style:text-underline-width="auto" style:text-underline-color="font-color" fo:font-weight="bold" officeooo:rsid="001aaf4a" officeooo:paragraph-rsid="000718e4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5pt" fo:language="en" fo:country="GB" style:text-underline-style="solid" style:text-underline-width="auto" style:text-underline-color="font-color" fo:font-weight="bold" officeooo:rsid="000718e4" officeooo:paragraph-rsid="000718e4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solid" style:text-underline-width="auto" style:text-underline-color="font-color" fo:font-weight="bold" officeooo:rsid="001aaf4a" officeooo:paragraph-rsid="000718e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solid" style:text-underline-width="auto" style:text-underline-color="font-color" fo:font-weight="bold" officeooo:rsid="000a1ec3" officeooo:paragraph-rsid="000a1ec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718e4" officeooo:paragraph-rsid="0008a48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94c74" officeooo:paragraph-rsid="00094c7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94c74" officeooo:paragraph-rsid="000a1ec3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94c74" officeooo:paragraph-rsid="000bb1f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94c74" officeooo:paragraph-rsid="000cc31e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94c74" officeooo:paragraph-rsid="000e275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94c74" officeooo:paragraph-rsid="00128e23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bb1fb" officeooo:paragraph-rsid="000bb1f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e2750" officeooo:paragraph-rsid="000e275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128e23" officeooo:paragraph-rsid="00128e23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13ce0f" officeooo:paragraph-rsid="0013ce0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151a49" officeooo:paragraph-rsid="00151a4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166979" officeooo:paragraph-rsid="0016697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183b4c" officeooo:paragraph-rsid="00183b4c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a1ec3" officeooo:paragraph-rsid="000a1ec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e2750" officeooo:paragraph-rsid="000ffa2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ffa25" officeooo:paragraph-rsid="000ffa2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1aaf4a" officeooo:paragraph-rsid="00128e2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128e23" officeooo:paragraph-rsid="00128e2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language="en" fo:country="GB" style:text-underline-style="solid" style:text-underline-width="auto" style:text-underline-color="font-color" fo:font-weight="bold" officeooo:rsid="000bb1fb" officeooo:paragraph-rsid="000bb1f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00e2750"/>
    </style:style>
    <style:style style:name="P26" style:family="paragraph" style:parent-style-name="Standard">
      <style:paragraph-properties fo:text-align="start" style:justify-single-word="false"/>
      <style:text-properties officeooo:rsid="000e2750" officeooo:paragraph-rsid="000e2750"/>
    </style:style>
    <style:style style:name="T1" style:family="text">
      <style:text-properties officeooo:rsid="000718e4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fo:font-variant="normal" fo:text-transform="none" fo:color="#202122" fo:letter-spacing="normal" officeooo:rsid="000718e4"/>
    </style:style>
    <style:style style:name="T4" style:family="text">
      <style:text-properties fo:font-variant="normal" fo:text-transform="none" fo:color="#202122" fo:letter-spacing="normal" officeooo:rsid="00128e23"/>
    </style:style>
    <style:style style:name="T5" style:family="text">
      <style:text-properties fo:font-variant="normal" fo:text-transform="none" fo:color="#202122" fo:letter-spacing="normal" officeooo:rsid="000718e4" style:font-size-asian="9.60000038146973pt"/>
    </style:style>
    <style:style style:name="T6" style:family="text">
      <style:text-properties officeooo:rsid="0008a487"/>
    </style:style>
    <style:style style:name="T7" style:family="text">
      <style:text-properties fo:color="#000000" fo:font-size="11pt" fo:language="en" fo:country="GB" style:text-underline-style="none" fo:font-weight="normal" officeooo:rsid="000e275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8" style:family="text">
      <style:text-properties officeooo:rsid="000e2750"/>
    </style:style>
    <style:style style:name="T9" style:family="text">
      <style:text-properties officeooo:rsid="000ffa25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 Strings:</text:p>
      <text:p text:style-name="P2"/>
      <text:p text:style-name="P5"><text:span text:style-name="T2">–</text:span> <text:span text:style-name="T6">String literals are a means of expressing text type of data in Java. They start with double-quotation marks and then contain zero or more characters, including Unicode characters. The String literal must end with another double-quotation marks, e.g. “He defecated through a sunroof!”.</text:span></text:p>
      <text:p text:style-name="P5"/>
      <text:p text:style-name="P6"><text:span text:style-name="T3">–</text:span><text:span text:style-name="T1"> </text:span>In String literals, the backslash character '\' helps incorporate special characters into the line of text. The table below shows the syntax for these special characters:</text:p>
      <text:p text:style-name="P6"/>
      <text:p text:style-name="P6">Backspace<text:tab/> <text:s text:c="12"/>\b</text:p>
      <text:p text:style-name="P6">Tab<text:tab/> <text:s text:c="25"/>\t</text:p>
      <text:p text:style-name="P6">NULL character <text:s text:c="12"/>\0</text:p>
      <text:p text:style-name="P6">Newline<text:tab/> <text:s text:c="12"/>\n</text:p>
      <text:p text:style-name="P6">Carriage Control<text:tab/>\r</text:p>
      <text:p text:style-name="P6">Double Quote<text:tab/> <text:s text:c="12"/>\ "</text:p>
      <text:p text:style-name="P6">Single Quote<text:tab/> <text:s text:c="12"/>\ ’</text:p>
      <text:p text:style-name="P6">Backslash<text:tab/> <text:s text:c="12"/>\ \</text:p>
      <text:p text:style-name="P3"/>
      <text:p text:style-name="P19">These special characters can be implemented as follows:</text:p>
      <text:p text:style-name="P19"/>
      <text:p text:style-name="P19">class special_characters {</text:p>
      <text:p text:style-name="P19"/>
      <text:p text:style-name="P19"><text:s text:c="4"/>public static void main(String[] args) {</text:p>
      <text:p text:style-name="P19"><text:s text:c="8"/>String special_char = "Line one\n" + "Line two\n";</text:p>
      <text:p text:style-name="P19"><text:s text:c="8"/>System.out.println(special_char);</text:p>
      <text:p text:style-name="P19"><text:s text:c="4"/>}</text:p>
      <text:p text:style-name="P19">}</text:p>
      <text:p text:style-name="P4"/>
      <text:p text:style-name="P7"><text:span text:style-name="T3">–</text:span><text:span text:style-name="T1"> String objects are immutable and thus cannot be modified once created. To save changes to the String, we must assign it to the new String.</text:span></text:p>
      <text:p text:style-name="P4"/>
      <text:p text:style-name="P10"><text:span text:style-name="T3">–</text:span><text:span text:style-name="T1"> The functionality of inbuilt methods in String Class:</text:span></text:p>
      <text:p text:style-name="P10"/>
      <text:p text:style-name="P25"><text:span text:style-name="T7">1) </text:span><text:bookmark text:name="Concatenation"/>Concatenation <text:span text:style-name="T8">is the joining of two or more strings. This is done using the '+' operator as follows:</text:span></text:p>
      <text:p text:style-name="P25"/>
      <text:p text:style-name="P25"><text:span text:style-name="T8"><text:s/>class concat {</text:span></text:p>
      <text:p text:style-name="P26"><text:s text:c="4"/>public static void main(String[] args) {</text:p>
      <text:p text:style-name="P26"><text:s text:c="8"/>String one = "Hello";</text:p>
      <text:p text:style-name="P26"><text:s text:c="8"/>String two = " World";</text:p>
      <text:p text:style-name="P26"><text:s text:c="8"/>int number = 10;</text:p>
      <text:p text:style-name="P26"/>
      <text:p text:style-name="P26"><text:s text:c="8"/>// concatenating two strings</text:p>
      <text:p text:style-name="P26"><text:s text:c="8"/>System.out.println(one + two);</text:p>
      <text:p text:style-name="P26"/>
      <text:p text:style-name="P26"><text:s text:c="8"/>//concatenating a number and string</text:p>
      <text:p text:style-name="P26"><text:s text:c="8"/>System.out.println(one + " " + number);</text:p>
      <text:p text:style-name="P26"/>
      <text:p text:style-name="P26"><text:s text:c="8"/>//saving concatenated string and printing</text:p>
      <text:p text:style-name="P26"><text:s text:c="8"/>String new_string = one + two + " " + number;</text:p>
      <text:p text:style-name="P26"><text:s text:c="8"/>System.out.println(new_string);</text:p>
      <text:p text:style-name="P26"><text:s text:c="4"/>}</text:p>
      <text:p text:style-name="P26">}</text:p>
      <text:p text:style-name="P13"/>
      <text:p text:style-name="P20">2) <text:span text:style-name="T9">Strings can be compared using the in-built function called 'equals()'. The method returns true if the two Strings are identical and false if they aren’t. The function is case-sensitive. This is written as follows:</text:span></text:p>
      <text:p text:style-name="P21"><text:soft-page-break/>class concat {</text:p>
      <text:p text:style-name="P21"><text:s text:c="4"/>public static void main(String[] args) {</text:p>
      <text:p text:style-name="P21"><text:s text:c="8"/>String one = "Hello";</text:p>
      <text:p text:style-name="P21"><text:s text:c="8"/>String two = "World";</text:p>
      <text:p text:style-name="P21"><text:s text:c="8"/>String lower = "hello";</text:p>
      <text:p text:style-name="P21"><text:s text:c="8"/>String same = "Hello";</text:p>
      <text:p text:style-name="P21"/>
      <text:p text:style-name="P21"><text:s text:c="8"/>System.out.println(one.equals(two));</text:p>
      <text:p text:style-name="P21"/>
      <text:p text:style-name="P21"><text:s text:c="8"/>System.out.println(one.equals(lower));</text:p>
      <text:p text:style-name="P21"/>
      <text:p text:style-name="P21"><text:s text:c="8"/>System.out.println(one.equals(same));</text:p>
      <text:p text:style-name="P21"><text:s text:c="4"/>}</text:p>
      <text:p text:style-name="P21">}</text:p>
      <text:p text:style-name="P21"/>
      <text:p text:style-name="P11"><text:span text:style-name="T4">3)</text:span><text:span text:style-name="T1"> Strings can also be split. The 'split()' function allows you to separate a string on a particular pattern. The function will return a String array with elements separated on the basis of the expression given, e.g. with a comma:</text:span></text:p>
      <text:p text:style-name="P11"/>
      <text:p text:style-name="P14">class split_string {</text:p>
      <text:p text:style-name="P14"><text:s text:c="4"/>public static void main(String[] args) {</text:p>
      <text:p text:style-name="P14"><text:s text:c="8"/>String greet = "Hello World,My name is Waldo,How are you?";</text:p>
      <text:p text:style-name="P14"><text:s text:c="8"/>String[] greetings = greet.split(",");</text:p>
      <text:p text:style-name="P14"><text:s text:c="8"/>System.out.println(greetings[0]);</text:p>
      <text:p text:style-name="P14"><text:s text:c="8"/>System.out.println(greetings[1]);</text:p>
      <text:p text:style-name="P14"><text:s text:c="8"/>System.out.println(greetings[2]);</text:p>
      <text:p text:style-name="P14"><text:s text:c="4"/>}</text:p>
      <text:p text:style-name="P14">}</text:p>
      <text:p text:style-name="P14"/>
      <text:p text:style-name="P14">This gives the output:</text:p>
      <text:p text:style-name="P14"/>
      <text:p text:style-name="P14">Hello World</text:p>
      <text:p text:style-name="P14">My name is Waldo</text:p>
      <text:p text:style-name="P14">How are you?</text:p>
      <text:p text:style-name="P14"/>
      <text:p text:style-name="P14">4) Substrings can be extracted from strings:</text:p>
      <text:p text:style-name="P14"/>
      <text:p text:style-name="P14">class substring_ {</text:p>
      <text:p text:style-name="P14"><text:s text:c="4"/>public static void main(String[] args) {</text:p>
      <text:p text:style-name="P14"><text:s text:c="8"/>String choice = "CoffeeOrTea";</text:p>
      <text:p text:style-name="P14"><text:s text:c="8"/>//First: Only one argument</text:p>
      <text:p text:style-name="P14"><text:s text:c="8"/>System.out.println(choice.substring(8));</text:p>
      <text:p text:style-name="P14"/>
      <text:p text:style-name="P14"><text:s text:c="8"/>//Second: Two arguments</text:p>
      <text:p text:style-name="P14"><text:s text:c="8"/>System.out.println(choice.substring(0, 6));</text:p>
      <text:p text:style-name="P14"><text:s text:c="4"/>}</text:p>
      <text:p text:style-name="P14">}</text:p>
      <text:p text:style-name="P14"/>
      <text:p text:style-name="P14">This gives the output:</text:p>
      <text:p text:style-name="P22"/>
      <text:p text:style-name="P23">Tea</text:p>
      <text:p text:style-name="P23">Coffee</text:p>
      <text:p text:style-name="P23"/>
      <text:p text:style-name="P23"><text:span text:style-name="T5">– </text:span>The first substring takes a single input, regarding where the extraction should begin. Here, it is the 8<text:span text:style-name="T10">th</text:span> character.</text:p>
      <text:p text:style-name="P23"/>
      <text:p text:style-name="P11"><text:span text:style-name="T3">– </text:span><text:span text:style-name="T4">The second substring takes two inputs, regarding where the extraction should both begin and end. Here, it </text:span><text:soft-page-break/><text:span text:style-name="T4">is characters 0 to 6.</text:span></text:p>
      <text:p text:style-name="P11"><text:span text:style-name="T4"/></text:p>
      <text:p text:style-name="P15"><text:span text:style-name="T4">5</text:span><text:span text:style-name="T2">) String cases can be used to change the case of a string. The functions toUpperCase() and toLowerCase() are used for this:</text:span></text:p>
      <text:p text:style-name="P15"><text:span text:style-name="T2"/></text:p>
      <text:p text:style-name="P16"><text:span text:style-name="T2">class split_string {</text:span></text:p>
      <text:p text:style-name="P16"><text:span text:style-name="T2"><text:s text:c="4"/>public static void main(String[] args) {</text:span></text:p>
      <text:p text:style-name="P16"><text:span text:style-name="T2"><text:s text:c="8"/>String greet = "HeLlo WoRld";</text:span></text:p>
      <text:p text:style-name="P16"><text:span text:style-name="T2"/></text:p>
      <text:p text:style-name="P16"><text:span text:style-name="T2"><text:s text:c="8"/>//Returns new string in which all characters are converted to upper case</text:span></text:p>
      <text:p text:style-name="P16"><text:span text:style-name="T2"><text:s text:c="8"/>System.out.println(greet.toUpperCase());</text:span></text:p>
      <text:p text:style-name="P16"><text:span text:style-name="T2"/></text:p>
      <text:p text:style-name="P16"><text:span text:style-name="T2"><text:s text:c="8"/>//Returns new string in which all characters are converted to lower case</text:span></text:p>
      <text:p text:style-name="P16"><text:span text:style-name="T2"><text:s text:c="8"/>System.out.println(greet.toLowerCase());</text:span></text:p>
      <text:p text:style-name="P16"><text:span text:style-name="T2"><text:s text:c="4"/>}</text:span></text:p>
      <text:p text:style-name="P16"><text:span text:style-name="T2">}</text:span></text:p>
      <text:p text:style-name="P16"><text:span text:style-name="T2"/></text:p>
      <text:p text:style-name="P17"><text:span text:style-name="T2">6) String length can be determined using the 'length()' function:</text:span></text:p>
      <text:p text:style-name="P17"><text:span text:style-name="T2"/></text:p>
      <text:p text:style-name="P18"><text:span text:style-name="T2">class length_of_String {</text:span></text:p>
      <text:p text:style-name="P18"><text:span text:style-name="T2"><text:s text:c="4"/>public static void main(String[] args) {</text:span></text:p>
      <text:p text:style-name="P18"><text:span text:style-name="T2"><text:s text:c="8"/>String greeting = "Hello World";</text:span></text:p>
      <text:p text:style-name="P18"><text:span text:style-name="T2"><text:s text:c="8"/>System.out.println("The length of greeting is: " + greeting.length());</text:span></text:p>
      <text:p text:style-name="P18"><text:span text:style-name="T2"><text:s text:c="4"/>}</text:span></text:p>
      <text:p text:style-name="P18"><text:span text:style-name="T2">}</text:span></text:p>
      <text:p text:style-name="P22"/>
      <text:p text:style-name="P1">Code Examples:</text:p>
      <text:p text:style-name="P1"/>
      <text:p text:style-name="P24">Basic Strings:</text:p>
      <text:p text:style-name="P1"/>
      <text:p text:style-name="P12">class immutability {</text:p>
      <text:p text:style-name="P12"><text:s text:c="4"/>public static void main(String[] args) {</text:p>
      <text:p text:style-name="P12"><text:s text:c="8"/>String text = " <text:s text:c="6"/>Cut string";</text:p>
      <text:p text:style-name="P12"><text:s text:c="8"/>// The trim function is meant to eliminate leading &amp; trailing spaces</text:p>
      <text:p text:style-name="P12"><text:s text:c="8"/>text.trim();</text:p>
      <text:p text:style-name="P12"><text:s text:c="8"/>// Without assigning the text variable to the trimmed string</text:p>
      <text:p text:style-name="P12"><text:s text:c="8"/>System.out.println(text);</text:p>
      <text:p text:style-name="P12"/>
      <text:p text:style-name="P12"><text:s text:c="8"/>// Assigning trimmed string to the variable</text:p>
      <text:p text:style-name="P12"><text:s text:c="8"/>text = text.trim();</text:p>
      <text:p text:style-name="P12"><text:s text:c="8"/>System.out.println(text);</text:p>
      <text:p text:style-name="P12"><text:s text:c="4"/>}</text:p>
      <text:p text:style-name="P12">}</text:p>
      <text:p text:style-name="P12"/>
      <text:p text:style-name="P24">Explanation:</text:p>
      <text:p text:style-name="P12"/>
      <text:p text:style-name="P8"><text:span text:style-name="T3">–</text:span><text:span text:style-name="T1"> Line #3 defines the variable 'text'.</text:span></text:p>
      <text:p text:style-name="P8"><text:span text:style-name="T3">–</text:span><text:span text:style-name="T1"> Line #5 trims the variable, eliminating the excess space at the start of the string.</text:span></text:p>
      <text:p text:style-name="P9"><text:span text:style-name="T3">–</text:span><text:span text:style-name="T1"> Line #7 prints the variable without assigning it to the trimmed string.</text:span></text:p>
      <text:p text:style-name="P9"><text:span text:style-name="T3">–</text:span><text:span text:style-name="T1"> Line #10 assigns the variable 'text' to the trimmed string, and Line #11 prints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54S</meta:editing-duration>
    <meta:editing-cycles>15</meta:editing-cycles>
    <meta:generator>LibreOffice/5.0.4.2$Windows_x86 LibreOffice_project/2b9802c1994aa0b7dc6079e128979269cf95bc78</meta:generator>
    <dc:date>2022-05-31T15:22:17.988000000</dc:date>
    <meta:document-statistic meta:table-count="0" meta:image-count="0" meta:object-count="0" meta:page-count="3" meta:paragraph-count="112" meta:word-count="661" meta:character-count="4874" meta:non-whitespace-character-count="3789"/>
    <meta:user-defined meta:name="Info 1"/>
    <meta:user-defined meta:name="Info 2"/>
    <meta:user-defined meta:name="Info 3"/>
    <meta:user-defined meta:name="Info 4"/>
  </office:meta>
</office:document-meta>
</file>